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paragraph-properties fo:margin-top="0in" fo:margin-bottom="0in" loext:contextual-spacing="false"/>
    </style:style>
    <style:style style:name="P11" style:family="paragraph" style:parent-style-name="Text_20_body" style:list-style-name="L3">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P14" style:family="paragraph" style:parent-style-name="Text_20_body" style:list-style-name="L6">
      <style:paragraph-properties fo:margin-top="0in" fo:margin-bottom="0in" loext:contextual-spacing="false"/>
    </style:style>
    <style:style style:name="P15" style:family="paragraph" style:parent-style-name="Text_20_body" style:list-style-name="L7">
      <style:paragraph-properties fo:margin-top="0in" fo:margin-bottom="0in" loext:contextual-spacing="false"/>
    </style:style>
    <style:style style:name="P16" style:family="paragraph" style:parent-style-name="Text_20_body" style:list-style-name="L8">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quires Changes </text:h>
      <text:h text:style-name="Heading_20_4" text:outline-level="4">2 specifications require changes</text:h>
      <text:p text:style-name="Text_20_body">Hi,<text:line-break/>You have a very interesting proposal so far, you are just a few adjustments away from completing it. Addressing your specific questions: </text:p>
      <text:list xml:id="list2408028349195922626" text:style-name="L4">
        <text:list-item>
          <text:p text:style-name="P12">What type of natural language processing features would you consider to be important?</text:p>
          <text:list>
            <text:list-item>
              <text:p text:style-name="P12">TF-IDF is a good default approach to try out. </text:p>
            </text:list-item>
            <text:list-item>
              <text:p text:style-name="P12">If you are up to something that uses neural networks to preprocess text, then word2vec is a nice option. <text:span text:style-name="Emphasis">"The purpose and usefulness of Word2vec is to group the vectors of similar words together in vectorspace. That is, it detects similarities mathematically. Word2vec creates vectors that are distributed numerical representations of word features, features such as the context of individual words. It does so without human intervention."</text:span> from <text:a xlink:type="simple" xlink:href="https://deeplearning4j.org/word2vec" office:target-frame-name="_blank" xlink:show="new" text:style-name="Internet_20_link" text:visited-style-name="Visited_20_Internet_20_Link">here</text:a>. </text:p>
            </text:list-item>
          </text:list>
        </text:list-item>
        <text:list-item>
          <text:p text:style-name="P12">Are there evaluation metrics other than F1 score and AUROC you would consider in this context? </text:p>
          <text:list>
            <text:list-item>
              <text:p text:style-name="P12">not really an evaluation metric, but it is often useful to present the confusion matrix for a binary problem like this. </text:p>
            </text:list-item>
            <text:list-item>
              <text:p text:style-name="P12">also, if you find that your data is not unbalanced, you might consider reporting accuracy as well as the metrics that you already report. </text:p>
            </text:list-item>
            <text:list-item>
              <text:p text:style-name="P4">if you really want to mess with "cutting edge" evaluation metrics you can try Kappa Temporal Statistic from <text:a xlink:type="simple" xlink:href="http://researchcommons.waikato.ac.nz/bitstream/handle/10289/8954/Zliobaite-Bifet-Read-Pfahringer-Holmes-ML-2014.pdf?sequence=3" office:target-frame-name="_blank" xlink:show="new" text:style-name="Internet_20_link" text:visited-style-name="Visited_20_Internet_20_Link">here</text:a>. Then you can also use the Persistent classifier (also known as NoChange classifier) as your benchmark, i.e. it is a classifier that always predict the previous class label as the next class label (sort of a majority class classifier for temporally dependent data). </text:p>
            </text:list-item>
          </text:list>
        </text:list-item>
      </text:list>
      <text:p text:style-name="Text_20_body">Best Wishes.</text:p>
      <text:h text:style-name="Heading_20_3" text:outline-level="3">Project Proposal </text:h>
      <text:p text:style-name="Text_20_body">Student briefly details background information of the domain from which the project is proposed. Historical information relevant to the project should be included. It should be clear how or why a problem in the domain can or should be solved. Related academic research should be appropriately cited. A discussion of the student's personal motivation for investigating a particular problem in the domain is encouraged but not required.</text:p>
      <text:p text:style-name="Text_20_body"><text:span text:style-name="Strong_20_Emphasis">awesome:</text:span> nice introduction to the project domain, also it was a good choice to include the references to prior works that have explored this dataset.</text:p>
      <text:p text:style-name="Text_20_body">Student clearly describes the problem that is to be solved. The problem is well defined and has at least one relevant potential solution. Additionally, the problem is quantifiable, measurable, and replicable. </text:p>
      <text:p text:style-name="Text_20_body"><text:span text:style-name="Strong_20_Emphasis">awesome:</text:span> that is a really clear problem statement followed by a general potential solution. Good job!</text:p>
      <text:p text:style-name="Text_20_body"><text:soft-page-break/>The dataset(s) and/or input(s) to be used in the project are thoroughly described. Information such as how the dataset or input is (was) obtained, and the characteristics of the dataset or input, should be included. It should be clear how the dataset(s) or input(s) will be used in the project and whether their use is appropriate given the context of the problem.</text:p>
      <text:list xml:id="list8494671496804613079" text:style-name="L5">
        <text:list-item>
          <text:p text:style-name="P13"><text:span text:style-name="Strong_20_Emphasis">required:</text:span> please also add the number of instances and other quantitative information about the dataset (e.g. average number of words per instance). </text:p>
        </text:list-item>
        <text:list-item>
          <text:p text:style-name="P5"><text:span text:style-name="Strong_20_Emphasis">suggestion:</text:span> if possible add a sample instance from the dataset here. </text:p>
        </text:list-item>
      </text:list>
      <text:p text:style-name="Text_20_body">Student clearly describes a solution to the problem. The solution is applicable to the project domain and appropriate for the dataset(s) or input(s) given. Additionally, the solution is quantifiable, measurable, and replicable.</text:p>
      <text:p text:style-name="Text_20_body">A benchmark model is provided that relates to the domain, problem statement, and intended solution. Ideally, the student's benchmark model provides context for existing methods or known information in the domain and problem given, which can then be objectively compared to the student's solution. The benchmark model is clearly defined and measurable.</text:p>
      <text:list xml:id="list1643240128345081970" text:style-name="L6">
        <text:list-item>
          <text:p text:style-name="P14"><text:span text:style-name="Strong_20_Emphasis">suggestion:</text:span> maybe instead of the random classifier you could use a simple classification method such as naive bayes as your "lower" bound benchmark. </text:p>
        </text:list-item>
        <text:list-item>
          <text:p text:style-name="P6"><text:span text:style-name="Strong_20_Emphasis">suggestion:</text:span> also consider investigating other works that explored this dataset (maybe in kaggle) to determine a benchmark that will require more work to be surpassed. </text:p>
        </text:list-item>
      </text:list>
      <text:p text:style-name="Text_20_body">Student proposes at least one evaluation metric that can be used to quantify the performance of both the benchmark model and the solution model presented. The evaluation metric(s) proposed are appropriate given the context of the data, the problem statement, and the intended solution.</text:p>
      <text:p text:style-name="Text_20_body"><text:span text:style-name="Strong_20_Emphasis">suggestion:</text:span> consider reporting a <text:a xlink:type="simple" xlink:href="https://www.google.com.br/url?sa=t&amp;rct=j&amp;q=&amp;esrc=s&amp;source=web&amp;cd=1&amp;cad=rja&amp;uact=8&amp;ved=0ahUKEwjs6bvatbvQAhVBFZAKHYl-DPoQFggdMAA&amp;url=https%3A%2F%2Fen.wikipedia.org%2Fwiki%2FConfusion_matrix&amp;usg=AFQjCNG8jFAgv8hkvALH8yqE5g0YGejqGg&amp;sig2=hV44pzWLJcU1YGm_rTgsOw" office:target-frame-name="_blank" xlink:show="new" text:style-name="Internet_20_link" text:visited-style-name="Visited_20_Internet_20_Link">confusion matrix</text:a> besides F1 and AUROC.</text:p>
      <text:p text:style-name="Text_20_body">Student summarizes a theoretical workflow for approaching a solution given the problem. Discussion is made as to what strategies may be employed, what analysis of the data might be required, or which algorithms will be considered. The workflow and discussion provided align with the qualities of the project. Small visualizations, pseudocode, or diagrams are encouraged but not required.</text:p>
      <text:list xml:id="list2894489014355314952" text:style-name="L7">
        <text:list-item>
          <text:p text:style-name="P15"><text:span text:style-name="Strong_20_Emphasis">awesome:</text:span> you have a good initial workflow here, good job. </text:p>
        </text:list-item>
        <text:list-item>
          <text:p text:style-name="P7"><text:span text:style-name="Strong_20_Emphasis">required:</text:span> please outline how you are going to evaluate the results (the last step in your workflow). While evaluating data that is timestamped it is often not a good choice to use "traditional" evaluation frameworks, e.g. cross validation, as you end up <text:a xlink:type="simple" xlink:href="https://www.google.com.br/url?sa=t&amp;rct=j&amp;q=&amp;esrc=s&amp;source=web&amp;cd=1&amp;cad=rja&amp;uact=8&amp;ved=0ahUKEwjoqs2Qt7vQAhVFh5AKHcqaD-QQFggdMAA&amp;url=https%3A%2F%2Fwww.kaggle.com%2Fwiki%2FLeakage&amp;usg=AFQjCNHbss_sqX_mKkfLWQM6vGD1Sm4AcQ&amp;sig2=guyfRQBG5aBohFGgOFQK4Q" office:target-frame-name="_blank" xlink:show="new" text:style-name="Internet_20_link" text:visited-style-name="Visited_20_Internet_20_Link">leaking information from the future into the past</text:a>. If you believe that it is relevant to this problem to perform an evaluation that takes this into account, then you may try something like a <text:a xlink:type="simple" xlink:href="http://robjhyndman.com/hyndsight/tscvexample/" office:target-frame-name="_blank" xlink:show="new" text:style-name="Internet_20_link" text:visited-style-name="Visited_20_Internet_20_Link">"rolling cross validation" approach</text:a> </text:p>
        </text:list-item>
      </text:list>
      <text:p text:style-name="Text_20_body">Proposal follows a well-organized structure and would be readily understood by its intended audience. Each section is written in a clear, concise and specific manner. Few grammatical and spelling mistakes are present. All resources used and referenced are properly cited.</text:p>
      <text:list xml:id="list1695724374113931494" text:style-name="L8">
        <text:list-item>
          <text:p text:style-name="P16"><text:soft-page-break/><text:span text:style-name="Strong_20_Emphasis">awesome:</text:span> your proposal is well-organized and your writing skills are also pretty good, great job! </text:p>
        </text:list-item>
        <text:list-item>
          <text:p text:style-name="P8"><text:span text:style-name="Strong_20_Emphasis">suggestion:</text:span> I believe that you have added many links in your report, which is a good thing, the problem is that I could not reach these links (I've tried "preview" (on mac) and "adobe reader" neither worked). Can you check what might have happened? </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23:10:43.671867407</meta:creation-date>
    <dc:date>2016-11-22T00:34:24.348261535</dc:date>
    <meta:editing-duration>PT1H13M30S</meta:editing-duration>
    <meta:editing-cycles>2</meta:editing-cycles>
    <meta:generator>LibreOffice/5.1.4.2$Linux_X86_64 LibreOffice_project/10m0$Build-2</meta:generator>
    <meta:document-statistic meta:table-count="0" meta:image-count="0" meta:object-count="0" meta:page-count="3" meta:paragraph-count="31" meta:word-count="929" meta:character-count="5826" meta:non-whitespace-character-count="4925"/>
  </office:meta>
</office:document-meta>
</file>